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" svg:font-family="'Lohit Devanagari'" style:font-family-generic="system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AAAAA+LiberationSerif-Bold" svg:font-family="BAAAAA+Liberation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2" style:family="paragraph" style:parent-style-name="Table_20_Contents">
      <style:text-properties style:font-name="BAAAAA+LiberationSerif-Bold"/>
    </style:style>
    <style:style style:name="P13" style:family="paragraph" style:parent-style-name="Table_20_Contents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15" style:family="paragraph" style:parent-style-name="Standard">
      <style:text-properties style:use-window-font-color="true" style:font-name="Liberation Serif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8" style:family="paragraph" style:parent-style-name="Text_20_body">
      <style:text-properties officeooo:paragraph-rsid="001171c5"/>
    </style:style>
    <style:style style:name="P19" style:family="paragraph" style:parent-style-name="Text_20_body">
      <style:text-properties officeooo:paragraph-rsid="00232d21"/>
    </style:style>
    <style:style style:name="P20" style:family="paragraph" style:parent-style-name="Table_20_Contents">
      <style:text-properties officeooo:paragraph-rsid="001cbb63"/>
    </style:style>
    <style:style style:name="P21" style:family="paragraph" style:parent-style-name="Table_20_Contents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fo:color="#70ad47"/>
    </style:style>
    <style:style style:name="T2" style:family="text">
      <style:text-properties fo:color="#70ad47" officeooo:rsid="00125188"/>
    </style:style>
    <style:style style:name="T3" style:family="text">
      <style:text-properties fo:color="#70ad47" officeooo:rsid="0013e830"/>
    </style:style>
    <style:style style:name="T4" style:family="text">
      <style:text-properties fo:color="#70ad47" officeooo:rsid="00193f49"/>
    </style:style>
    <style:style style:name="T5" style:family="text">
      <style:text-properties fo:color="#70ad47" officeooo:rsid="001cbb63"/>
    </style:style>
    <style:style style:name="T6" style:family="text">
      <style:text-properties fo:color="#ff0000"/>
    </style:style>
    <style:style style:name="T7" style:family="text">
      <style:text-properties fo:color="#5b9bd5"/>
    </style:style>
    <style:style style:name="T8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9" style:family="text">
      <style:text-properties fo:color="#000000"/>
    </style:style>
    <style:style style:name="T10" style:family="text">
      <style:text-properties style:use-window-font-color="true" officeooo:rsid="000ce195"/>
    </style:style>
    <style:style style:name="T11" style:family="text">
      <style:text-properties style:use-window-font-color="true" officeooo:rsid="00125188"/>
    </style:style>
    <style:style style:name="T12" style:family="text">
      <style:text-properties style:use-window-font-color="true" officeooo:rsid="00193f49"/>
    </style:style>
    <style:style style:name="T13" style:family="text">
      <style:text-properties style:font-name="DejaVu Sans Mono"/>
    </style:style>
    <style:style style:name="T14" style:family="text">
      <style:text-properties fo:color="#ffc66d"/>
    </style:style>
    <style:style style:name="T15" style:family="text">
      <style:text-properties fo:color="#ffc66d" style:font-name="DejaVu Sans Mono"/>
    </style:style>
    <style:style style:name="T16" style:family="text">
      <style:text-properties fo:color="#cc7832"/>
    </style:style>
    <style:style style:name="T17" style:family="text">
      <style:text-properties fo:color="#cc7832" style:font-name="DejaVu Sans Mono"/>
    </style:style>
    <style:style style:name="T18" style:family="text">
      <style:text-properties fo:color="#b5b6e3"/>
    </style:style>
    <style:style style:name="T19" style:family="text">
      <style:text-properties fo:color="#b5b6e3" style:font-name="DejaVu Sans Mono"/>
    </style:style>
    <style:style style:name="T20" style:family="text">
      <style:text-properties fo:color="#6897bb"/>
    </style:style>
    <style:style style:name="T21" style:family="text">
      <style:text-properties fo:color="#6897bb" style:font-name="DejaVu Sans Mono"/>
    </style:style>
    <style:style style:name="T22" style:family="text">
      <style:text-properties fo:color="#a9b7c6"/>
    </style:style>
    <style:style style:name="T23" style:family="text">
      <style:text-properties fo:color="#a9b7c6" style:font-name="DejaVu Sans Mono"/>
    </style:style>
    <style:style style:name="T24" style:family="text">
      <style:text-properties fo:color="#9373a5"/>
    </style:style>
    <style:style style:name="T25" style:family="text">
      <style:text-properties fo:color="#9373a5" style:font-name="DejaVu Sans Mono"/>
    </style:style>
    <style:style style:name="T26" style:family="text">
      <style:text-properties fo:color="#5f8c8a" style:font-name="DejaVu Sans Mono"/>
    </style:style>
    <style:style style:name="T27" style:family="text">
      <style:text-properties officeooo:rsid="002121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NEXE UTILISATION DES NOTIONS DU COURS</text:p>
      <text:p text:style-name="P3"/>
      <text:p text:style-name="P5"/>
      <text:p text:style-name="P5">Chapitre 1</text:p>
      <text:p text:style-name="P7"/>
      <text:p text:style-name="P10">Surcharge de fonction</text:p>
      <text:p text:style-name="Table_20_Contents">Fichier / Numéros de ligne : <text:span text:style-name="Police_20_par_20_défaut"><text:span text:style-name="T10">Piece.h, lignes 39 et 47</text:span></text:span></text:p>
      <text:p text:style-name="Table_20_Contents">Exemple(s) de code</text:p>
      <text:p text:style-name="Table_20_Contents"/>
      <text:p text:style-name="P15">Piece(int size, sf::Color color, const CoordinateType * points);</text:p>
      <text:p text:style-name="P15"/>
      <text:p text:style-name="P15">Piece(sf::Color color, std::vector&lt;Point&lt;CoordinateType&gt;&gt; points);</text:p>
      <text:p text:style-name="Table_20_Contents"/>
      <text:p text:style-name="P5"/>
      <text:p text:style-name="P5">Chapitre 2</text:p>
      <text:p text:style-name="P6"/>
      <text:p text:style-name="P10">Liste d’initialisations</text:p>
      <text:p text:style-name="Table_20_Contents">Fichier / Numéros de ligne : Point.h, ligne 178</text:p>
      <text:p text:style-name="Table_20_Contents">Exemple(s) de code</text:p>
      <text:p text:style-name="Table_20_Contents"/>
      <text:p text:style-name="Standard">template&lt;class CoordinateType&gt;</text:p>
      <text:p text:style-name="Table_20_Contents">Point&lt;CoordinateType&gt;::Point(CoordinateType _x, CoordinateType _y)</text:p>
      <text:p text:style-name="Table_20_Contents">: x(_x), y(_y){</text:p>
      <text:p text:style-name="Table_20_Contents">}</text:p>
      <text:p text:style-name="Table_20_Contents"/>
      <text:p text:style-name="P10">Mot-clé mutable</text:p>
      <text:p text:style-name="Table_20_Contents">Fichier / Numéros de ligne : <text:span text:style-name="Police_20_par_20_défaut"><text:span text:style-name="T6">X</text:span></text:span></text:p>
      <text:p text:style-name="Table_20_Contents">Exemple(s) de code</text:p>
      <text:p text:style-name="Table_20_Contents"/>
      <text:p text:style-name="P10">Attribut static</text:p>
      <text:p text:style-name="Table_20_Contents">Fichier / Numéros de ligne : Preferences.h, ligne 83</text:p>
      <text:p text:style-name="Table_20_Contents">Exemple(s) de code</text:p>
      <text:p text:style-name="Table_20_Contents"/>
      <text:p text:style-name="Table_20_Contents">static Preferences&amp; instance;</text:p>
      <text:p text:style-name="Table_20_Contents"/>
      <text:p text:style-name="P10">Méthode static</text:p>
      <text:p text:style-name="Table_20_Contents">Fichier / Numéros de ligne : FilesUtils.h, ligne 31</text:p>
      <text:p text:style-name="Table_20_Contents">Exemple(s) de code</text:p>
      <text:p text:style-name="Table_20_Contents"/>
      <text:p text:style-name="Table_20_Contents">static std::vector&lt;Point&lt;double&gt;&gt; readFile(const char* fileName);</text:p>
      <text:p text:style-name="Table_20_Contents"/>
      <text:p text:style-name="P10">R.A.I.I.</text:p>
      <text:p text:style-name="Table_20_Contents">Fichier / Numéros de ligne : <text:span text:style-name="Police_20_par_20_défaut"><text:span text:style-name="T7">???</text:span></text:span></text:p>
      <text:p text:style-name="Table_20_Contents">Exemple(s) de code</text:p>
      <text:p text:style-name="Table_20_Contents"/>
      <text:p text:style-name="P5"/>
      <text:p text:style-name="P5">Chapitre 3 Surcharge d’opérateur</text:p>
      <text:p text:style-name="P5"/>
      <text:p text:style-name="P10">Surcharge d’opérateur (hors &lt;&lt; et &gt;&gt;)</text:p>
      <text:p text:style-name="Table_20_Contents"><text:soft-page-break/>Fichier / Numéros de ligne : Point.h, ligne 192</text:p>
      <text:p text:style-name="Table_20_Contents">Exemple(s) de code</text:p>
      <text:p text:style-name="P4"/>
      <text:p text:style-name="Standard">template&lt;class CoordinateType&gt;</text:p>
      <text:p text:style-name="Standard">bool Point&lt;CoordinateType&gt;::operator==(const Point&lt;CoordinateType&gt;&amp; other) const {</text:p>
      <text:p text:style-name="Standard"><text:tab/>return (x == other.x &amp;&amp; y == other.y);</text:p>
      <text:p text:style-name="Standard">}</text:p>
      <text:p text:style-name="P5"/>
      <text:p text:style-name="P1"><text:span text:style-name="Police_20_par_20_défaut"><text:span text:style-name="T8">Chapitre 4 Héritage, Polymorphisme</text:span></text:span></text:p>
      <text:p text:style-name="P5"/>
      <text:p text:style-name="P8">fonctions virtuelles</text:p>
      <text:p text:style-name="Table_20_Contents">Fichier / Numéros de ligne : Shape.h ligne 25</text:p>
      <text:p text:style-name="Table_20_Contents">Exemple(s) de code</text:p>
      <text:p text:style-name="Table_20_Contents"/>
      <text:p text:style-name="Table_20_Contents">virtual Point&lt;CoordinateType&gt; center() const = 0;</text:p>
      <text:p text:style-name="Table_20_Contents"/>
      <text:p text:style-name="P10">override</text:p>
      <text:p text:style-name="Table_20_Contents">Fichier / Numéros de ligne : Button.h, ligne 54</text:p>
      <text:p text:style-name="Table_20_Contents">Exemple(s) de code</text:p>
      <text:p text:style-name="Table_20_Contents"/>
      <text:p text:style-name="Table_20_Contents">void draw(sf::RenderWindow&amp; window) override;</text:p>
      <text:p text:style-name="Table_20_Contents"/>
      <text:p text:style-name="P10">final (classe, méthode)</text:p>
      <text:p text:style-name="Table_20_Contents">Fichier / Numéros de ligne :<text:span text:style-name="Police_20_par_20_défaut"><text:span text:style-name="T6"> </text:span></text:span><text:span text:style-name="Police_20_par_20_défaut"><text:span text:style-name="T9">Point.h, ligne 25</text:span></text:span></text:p>
      <text:p text:style-name="Table_20_Contents">Exemple(s) de code</text:p>
      <text:p text:style-name="Table_20_Contents"/>
      <text:p text:style-name="Table_20_Contents">class Point final {</text:p>
      <text:p text:style-name="Table_20_Contents">…</text:p>
      <text:p text:style-name="Table_20_Contents">}</text:p>
      <text:p text:style-name="P11"/>
      <text:p text:style-name="Standard"><text:span text:style-name="Police_20_par_20_défaut"><text:span text:style-name="T8">Chapitre <text:s/>template, STL</text:span></text:span></text:p>
      <text:p text:style-name="P8"/>
      <text:p text:style-name="P8">Template</text:p>
      <text:p text:style-name="Table_20_Contents">Fichier / Numéros de ligne : Point.h, ligne 24</text:p>
      <text:p text:style-name="Table_20_Contents">Exemple(s) de code</text:p>
      <text:p text:style-name="Table_20_Contents"/>
      <text:p text:style-name="Table_20_Contents">template&lt;class CoordinateType&gt;</text:p>
      <text:p text:style-name="Table_20_Contents">class Point final {</text:p>
      <text:p text:style-name="Table_20_Contents">private :</text:p>
      <text:p text:style-name="Table_20_Contents"><text:tab/>CoordinateType x; </text:p>
      <text:p text:style-name="Table_20_Contents"><text:s text:c="4"/><text:tab/>CoordinateType y;</text:p>
      <text:p text:style-name="Table_20_Contents">…</text:p>
      <text:p text:style-name="Table_20_Contents">}</text:p>
      <text:p text:style-name="P10"/>
      <text:p text:style-name="P10"/>
      <text:p text:style-name="P8">Les classes de la STL</text:p>
      <text:p text:style-name="P8"/>
      <text:p text:style-name="P8">Classe vector</text:p>
      <text:p text:style-name="Table_20_Contents">Fichier / Numéros de ligne : Menu.h, ligne 78</text:p>
      <text:p text:style-name="Table_20_Contents">Exemple(s) de code</text:p>
      <text:p text:style-name="Table_20_Contents"/>
      <text:p text:style-name="Table_20_Contents">std::vector&lt;std::unique_ptr&lt;Button&gt;&gt; buttons;</text:p>
      <text:p text:style-name="Table_20_Contents"/>
      <text:p text:style-name="P8">Classe list</text:p>
      <text:p text:style-name="Table_20_Contents">Fichier / Numéros de ligne : Piece.h, ligne 163</text:p>
      <text:p text:style-name="Table_20_Contents">Exemple(s) de code</text:p>
      <text:p text:style-name="Table_20_Contents"/>
      <text:p text:style-name="Table_20_Contents">std::list&lt;Triangle&lt;CoordinateType&gt;&gt; triangles;</text:p>
      <text:p text:style-name="Table_20_Contents"/>
      <text:p text:style-name="P8"><text:soft-page-break/>Classe map</text:p>
      <text:p text:style-name="Table_20_Contents">Fichier / Numéros de ligne : ActionManager.h, ligne 62</text:p>
      <text:p text:style-name="Table_20_Contents">Exemple(s) de code</text:p>
      <text:p text:style-name="Table_20_Contents"/>
      <text:p text:style-name="Table_20_Contents">std::map&lt;sf::Event::EventType, Action&gt; actions;</text:p>
      <text:p text:style-name="Table_20_Contents"/>
      <text:p text:style-name="P8">classe …..</text:p>
      <text:p text:style-name="Table_20_Contents">Fichier / Numéros de ligne : <text:span text:style-name="Police_20_par_20_défaut"><text:span text:style-name="T6">X</text:span></text:span></text:p>
      <text:p text:style-name="Table_20_Contents">Exemple(s) de code</text:p>
      <text:p text:style-name="Table_20_Contents"/>
      <text:p text:style-name="Table_20_Contents"/>
      <text:p text:style-name="P5">Chapitre foncteur</text:p>
      <text:p text:style-name="Table_20_Contents"/>
      <text:p text:style-name="P10">Foncteur</text:p>
      <text:p text:style-name="Table_20_Contents">Fichier / Numéros de ligne : Action.h, ligne 21</text:p>
      <text:p text:style-name="Table_20_Contents">Exemple(s) de code</text:p>
      <text:p text:style-name="Table_20_Contents"/>
      <text:p text:style-name="Table_20_Contents">class Action {</text:p>
      <text:p text:style-name="Table_20_Contents">public:</text:p>
      <text:p text:style-name="Table_20_Contents"><text:tab/>Action(const std::function&lt;void (sf::Event)&gt; &amp;fct);<text:tab/></text:p>
      <text:p text:style-name="Table_20_Contents"><text:tab/>Action();</text:p>
      <text:p text:style-name="Table_20_Contents"><text:tab/>void operator()(sf::Event event);</text:p>
      <text:p text:style-name="Table_20_Contents"/>
      <text:p text:style-name="Table_20_Contents">private:</text:p>
      <text:p text:style-name="Table_20_Contents"><text:tab/>std::function&lt;void (sf::Event)&gt; fct;</text:p>
      <text:p text:style-name="Table_20_Contents">};</text:p>
      <text:p text:style-name="Table_20_Contents"/>
      <text:p text:style-name="Table_20_Contents"/>
      <text:p text:style-name="P5"/>
      <text:p text:style-name="P1"><text:span text:style-name="Police_20_par_20_défaut"><text:span text:style-name="T8">Chapitre divers (dont auto, lambda)</text:span></text:span></text:p>
      <text:p text:style-name="Table_20_Contents"/>
      <text:p text:style-name="P10">énumération</text:p>
      <text:p text:style-name="Table_20_Contents">Fichier / Numéros de ligne : <text:span text:style-name="Police_20_par_20_défaut"><text:span text:style-name="T6">X</text:span></text:span></text:p>
      <text:p text:style-name="Table_20_Contents">Exemple(s) de code</text:p>
      <text:p text:style-name="Table_20_Contents"/>
      <text:p text:style-name="P10">static_assert</text:p>
      <text:p text:style-name="Table_20_Contents">Fichier / Numéros de ligne : <text:span text:style-name="Police_20_par_20_défaut"><text:span text:style-name="T6">X</text:span></text:span></text:p>
      <text:p text:style-name="Table_20_Contents">Exemple(s) de code</text:p>
      <text:p text:style-name="Table_20_Contents"/>
      <text:p text:style-name="Table_20_Contents">Fichier / Numéros de ligne :</text:p>
      <text:p text:style-name="Table_20_Contents">Exemple(s) de code</text:p>
      <text:p text:style-name="P10"/>
      <text:p text:style-name="P10">délégation de constructeurs</text:p>
      <text:p text:style-name="Table_20_Contents">Fichier / Numéros de ligne : <text:span text:style-name="Police_20_par_20_défaut"><text:span text:style-name="T7">?</text:span></text:span></text:p>
      <text:p text:style-name="Table_20_Contents">Exemple(s) de code</text:p>
      <text:p text:style-name="Table_20_Contents"/>
      <text:p text:style-name="P10">héritage de constructeurs avec mot-clé using</text:p>
      <text:p text:style-name="Table_20_Contents">Fichier / Numéros de ligne : <text:span text:style-name="Police_20_par_20_défaut"><text:span text:style-name="T6">X</text:span></text:span></text:p>
      <text:p text:style-name="Table_20_Contents">Exemple(s) de code</text:p>
      <text:p text:style-name="Table_20_Contents"/>
      <text:p text:style-name="P10">inférence de type : mot-clé auto</text:p>
      <text:p text:style-name="Table_20_Contents">Fichier / Numéros de ligne : Piece.h, ligne 156</text:p>
      <text:p text:style-name="Table_20_Contents">Exemple(s) de code</text:p>
      <text:p text:style-name="Table_20_Contents"/>
      <text:p text:style-name="Table_20_Contents">for(auto&amp; t : piece.triangles) {</text:p>
      <text:p text:style-name="Table_20_Contents"><text:s text:c="6"/>os &lt;&lt; t &lt;&lt; std::endl;</text:p>
      <text:p text:style-name="Table_20_Contents">}</text:p>
      <text:p text:style-name="Table_20_Contents"/>
      <text:p text:style-name="P10">inférence de type : mot-clé decltype</text:p>
      <text:p text:style-name="Table_20_Contents">Fichier / Numéros de ligne : <text:span text:style-name="Police_20_par_20_défaut"><text:span text:style-name="T6">X</text:span></text:span></text:p>
      <text:p text:style-name="Table_20_Contents">Exemple(s) de code</text:p>
      <text:p text:style-name="Table_20_Contents"/>
      <text:p text:style-name="P10">itérateur : begin, end</text:p>
      <text:p text:style-name="Table_20_Contents">Fichier / Numéros de ligne : Game.cpp, ligne 129</text:p>
      <text:p text:style-name="Table_20_Contents">Exemple(s) de code</text:p>
      <text:p text:style-name="Table_20_Contents"/>
      <text:p text:style-name="Table_20_Contents">if(std::is_permutation(goalPoints.begin(), goalPoints.end(), piecesPoints.begin(), piecesPoints.end())) {</text:p>
      <text:p text:style-name="Table_20_Contents"><text:s text:c="8"/>gameState = true;</text:p>
      <text:p text:style-name="Table_20_Contents">}</text:p>
      <text:p text:style-name="Table_20_Contents"/>
      <text:p text:style-name="P10">itérateur : cbegin, cend</text:p>
      <text:p text:style-name="Table_20_Contents">Fichier / Numéros de ligne : Piece.h, ligne 298</text:p>
      <text:p text:style-name="Table_20_Contents">Exemple(s) de code</text:p>
      <text:p text:style-name="Table_20_Contents"/>
      <text:p text:style-name="Table_20_Contents">for_each(triangles.cbegin(), triangles.cend(), [&amp;points](Triangle&lt;CoordinateType&gt; t){</text:p>
      <text:p text:style-name="Table_20_Contents"><text:tab/>std::vector&lt;Point&lt;CoordinateType&gt;&gt; trianglePoints = t.getPoints();</text:p>
      <text:p text:style-name="Table_20_Contents"><text:tab/>points.insert(points.cend(), trianglePoints.cbegin(), trianglePoints.cend());</text:p>
      <text:p text:style-name="Table_20_Contents">});</text:p>
      <text:p text:style-name="Table_20_Contents"/>
      <text:p text:style-name="P10">boucle foreach</text:p>
      <text:p text:style-name="Table_20_Contents"><text:soft-page-break/>Fichier / Numéros de ligne : Piece.h, ligne 238</text:p>
      <text:p text:style-name="Table_20_Contents">Exemple(s) de code</text:p>
      <text:p text:style-name="Table_20_Contents"/>
      <text:p text:style-name="Table_20_Contents">for(auto&amp; t : triangles) {</text:p>
      <text:p text:style-name="Table_20_Contents"><text:s text:c="8"/>center += t.center();</text:p>
      <text:p text:style-name="Table_20_Contents">}</text:p>
      <text:p text:style-name="Table_20_Contents"/>
      <text:p text:style-name="P10">liste d’initialisateurs</text:p>
      <text:p text:style-name="Table_20_Contents">Fichier / Numéros de ligne : <text:span text:style-name="Police_20_par_20_défaut"><text:span text:style-name="T7">?</text:span></text:span></text:p>
      <text:p text:style-name="Table_20_Contents">Exemple(s) de code</text:p>
      <text:p text:style-name="Table_20_Contents"/>
      <text:p text:style-name="P10">mot-clé explicit pour un constructeur</text:p>
      <text:p text:style-name="Table_20_Contents">Fichier / Numéros de ligne : Point.h, ligne 38</text:p>
      <text:p text:style-name="Table_20_Contents">Exemple(s) de code</text:p>
      <text:p text:style-name="Table_20_Contents"/>
      <text:p text:style-name="Text_20_body">explicit Point(CoordinateType _x = 0, CoordinateType _y = 0);</text:p>
      <text:p text:style-name="P10">mot-clé explicit pour un opérateur</text:p>
      <text:p text:style-name="Table_20_Contents">Fichier / Numéros de ligne : <text:span text:style-name="Police_20_par_20_défaut"><text:span text:style-name="T7">?</text:span></text:span></text:p>
      <text:p text:style-name="Table_20_Contents">Exemple(s) de code</text:p>
      <text:p text:style-name="Table_20_Contents"/>
      <text:p text:style-name="P10">lambda</text:p>
      <text:p text:style-name="Table_20_Contents">Fichier / Numéros de ligne : <text:span text:style-name="Police_20_par_20_défaut"><text:span text:style-name="T11">ActionManager.cpp, ligne 22 / GameManager.cpp, ligne 57</text:span></text:span></text:p>
      <text:p text:style-name="Table_20_Contents">Plusieurs exemples de code</text:p>
      <text:p text:style-name="Table_20_Contents"/>
      <text:p text:style-name="Text_20_body">registerEvent(sf::Event::MouseMoved, [this](sf::Event event) {</text:p>
      <text:p text:style-name="Text_20_body"><text:s text:c="3"/>if (this -&gt; game != nullptr){</text:p>
      <text:p text:style-name="Text_20_body"><text:s text:c="6"/>this -&gt; game -&gt; centralizeSelected(event.mouseMove);</text:p>
      <text:p text:style-name="Text_20_body"><text:s text:c="3"/>}</text:p>
      <text:p text:style-name="Text_20_body">});</text:p>
      <text:p text:style-name="Text_20_body">[this]{</text:p>
      <text:p text:style-name="Text_20_body"><text:tab/>menu-&gt;clear();</text:p>
      <text:p text:style-name="P18"><text:tab/>initLoadGameButtons(0);</text:p>
      <text:p text:style-name="P18"><text:tab/>actionManager-&gt;setMenu(menu);</text:p>
      <text:p text:style-name="Text_20_body">}</text:p>
      <text:p text:style-name="Text_20_body"/>
      <text:p text:style-name="Table_20_Contents"/>
      <text:p text:style-name="Table_20_Contents"/>
      <text:p text:style-name="P10">std::sort</text:p>
      <text:p text:style-name="Table_20_Contents">Fichier / Numéros de ligne : <text:span text:style-name="Police_20_par_20_défaut"><text:span text:style-name="T6">X</text:span></text:span></text:p>
      <text:p text:style-name="Table_20_Contents">Exemple(s) de code</text:p>
      <text:p text:style-name="Table_20_Contents"/>
      <text:p text:style-name="Table_20_Contents"/>
      <text:p text:style-name="P5">Chapitre constexpr</text:p>
      <text:p text:style-name="P10"/>
      <text:p text:style-name="Table_20_Contents"><text:soft-page-break/>Fichier / Numéros de ligne : <text:span text:style-name="Police_20_par_20_défaut"><text:span text:style-name="T3">Game.h, ligne 126</text:span></text:span></text:p>
      <text:p text:style-name="Table_20_Contents">Exemple(s) de code</text:p>
      <text:p text:style-name="Table_20_Contents"/>
      <text:p text:style-name="Text_20_body">static constexpr double littleTriangle1[2 * 3 * 2] = {</text:p>
      <text:p text:style-name="Text_20_body"><text:s text:c="6"/>100., 300., 100., 400., 000., 400.,</text:p>
      <text:p text:style-name="Text_20_body"><text:s text:c="6"/>100., 300., 200., 400., 100., 400.</text:p>
      <text:p text:style-name="Text_20_body">};</text:p>
      <text:p text:style-name="Table_20_Contents"/>
      <text:p text:style-name="P5">Chapitre pointeurs intelligents</text:p>
      <text:p text:style-name="P12"/>
      <text:p text:style-name="P10">unique_ptr</text:p>
      <text:p text:style-name="Table_20_Contents">Fichier / Numéros de ligne : <text:span text:style-name="Police_20_par_20_défaut"><text:span text:style-name="T1">OK</text:span></text:span></text:p>
      <text:p text:style-name="Table_20_Contents">Exemple(s) de code</text:p>
      <text:p text:style-name="Table_20_Contents"/>
      <text:p text:style-name="P10">shared_ptr</text:p>
      <text:p text:style-name="Table_20_Contents">Fichier / Numéros de ligne : <text:span text:style-name="Police_20_par_20_défaut"><text:span text:style-name="T1">OK</text:span></text:span></text:p>
      <text:p text:style-name="Table_20_Contents">Exemple(s) de code</text:p>
      <text:p text:style-name="Table_20_Contents"/>
      <text:p text:style-name="P10">weak_ptr</text:p>
      <text:p text:style-name="Table_20_Contents">Fichier / Numéros de ligne : <text:span text:style-name="Police_20_par_20_défaut"><text:span text:style-name="T6">X</text:span></text:span></text:p>
      <text:p text:style-name="Table_20_Contents">Exemple(s) de code</text:p>
      <text:p text:style-name="Table_20_Contents"/>
      <text:p text:style-name="Table_20_Contents"/>
      <text:p text:style-name="P5">Chapitre Exceptions</text:p>
      <text:p text:style-name="P10"/>
      <text:p text:style-name="Table_20_Contents">Fichier / Numéros de ligne : <text:span text:style-name="Police_20_par_20_défaut"><text:span text:style-name="T6">X</text:span></text:span></text:p>
      <text:p text:style-name="Table_20_Contents">Exemple(s) de code</text:p>
      <text:p text:style-name="Table_20_Contents"/>
      <text:p text:style-name="Table_20_Contents"/>
      <text:p text:style-name="Table_20_Contents"/>
      <text:p text:style-name="P5">Chapitre Références universelles, sémantique de déplacement</text:p>
      <text:p text:style-name="Table_20_Contents"/>
      <text:p text:style-name="P10">fonction move</text:p>
      <text:p text:style-name="Table_20_Contents">Fichier / Numéros de ligne : <text:span text:style-name="Police_20_par_20_défaut"><text:span text:style-name="T1">OK</text:span></text:span></text:p>
      <text:p text:style-name="Table_20_Contents">Exemple(s) de code</text:p>
      <text:p text:style-name="Table_20_Contents"/>
      <text:p text:style-name="P10">constructeur de déplacement</text:p>
      <text:p text:style-name="Table_20_Contents">Fichier / Numéros de ligne : <text:span text:style-name="Police_20_par_20_défaut"><text:span text:style-name="T7">?</text:span></text:span></text:p>
      <text:p text:style-name="Table_20_Contents">Exemple(s) de code</text:p>
      <text:p text:style-name="Table_20_Contents"/>
      <text:p text:style-name="Table_20_Contents"/>
      <text:p text:style-name="Table_20_Contents"/>
      <text:p text:style-name="P2">ANNEXE UTILISATION DE DESIGN PATTERNS</text:p>
      <text:p text:style-name="P9"/>
      <text:p text:style-name="P10">Design Pattern Singleton</text:p>
      <text:p text:style-name="P20">Fichier / Numéros de ligne : <text:span text:style-name="Police_20_par_20_défaut"><text:span text:style-name="T12">Preferences.h, ligne 26</text:span></text:span></text:p>
      <text:p text:style-name="Table_20_Contents">Exemple(s) de code</text:p>
      <text:p text:style-name="P19">static Preferences * getInstance(){</text:p>
      <text:p text:style-name="P19"><text:s text:c="3"/>if (instance == nullptr) {</text:p>
      <text:p text:style-name="Text_20_body"><text:s text:c="6"/>instance = new Preferences();</text:p>
      <text:p text:style-name="Text_20_body"><text:s text:c="3"/>}</text:p>
      <text:p text:style-name="Text_20_body"><text:s text:c="4"/>return instance;</text:p>
      <text:p text:style-name="Text_20_body">}</text:p>
      <text:p text:style-name="Text_20_body"/>
      <text:p text:style-name="P10">Design Pattern Builder</text:p>
      <text:p text:style-name="Table_20_Contents">Fichier / Numéros de ligne : <text:span text:style-name="Police_20_par_20_défaut"><text:span text:style-name="T5">GameBuilder.h</text:span></text:span></text:p>
      <text:p text:style-name="Text_20_body">Exemple(s) de code</text:p>
      <text:p text:style-name="Text_20_body">GameBuilder();</text:p>
      <text:p text:style-name="Text_20_body">void withShape(std::shared_ptr&lt;Shape&lt;double&gt;&gt; shape);</text:p>
      <text:p text:style-name="Text_20_body">std::shared_ptr&lt;Game&gt; build(const char * fileName);</text:p>
      <text:p text:style-name="P13"/>
      <text:p text:style-name="P10">Design Pattern <text:span text:style-name="T27">Composite</text:span></text:p>
      <text:p text:style-name="Table_20_Contents">Fichier / Numéros de ligne : </text:p>
      <text:p text:style-name="Table_20_Contents">Exemple(s) de code</text:p>
      <text:p text:style-name="P13"/>
      <text:p text:style-name="P10">Design Pattern ….</text:p>
      <text:p text:style-name="Table_20_Contents">Fichier / Numéros de ligne :</text:p>
      <text:p text:style-name="Table_20_Contents">Exemple(s) de code</text:p>
      <text:p text:style-name="P13"/>
      <text:p text:style-name="P10">Design Pattern ….</text:p>
      <text:p text:style-name="Table_20_Contents">Fichier / Numéros de ligne :</text:p>
      <text:p text:style-name="Table_20_Contents">Exemple(s) de code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" svg:font-family="'Lohit Devanagari'" style:font-family-generic="system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AAAAA+LiberationSerif-Bold" svg:font-family="BAAAAA+Liberation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3T19:53:00Z</meta:creation-date>
    <dc:date>2020-03-10T18:21:50.027917068</dc:date>
    <meta:editing-cycles>42</meta:editing-cycles>
    <meta:editing-duration>PT1H38M13S</meta:editing-duration>
    <meta:document-statistic meta:table-count="0" meta:image-count="0" meta:object-count="0" meta:page-count="8" meta:paragraph-count="212" meta:word-count="852" meta:character-count="5792" meta:non-whitespace-character-count="5070"/>
    <meta:template xlink:type="simple" xlink:actuate="onRequest" xlink:title="" xlink:href="Normal"/>
  </office:meta>
</office:document-meta>
</file>